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lass Program3 {</text:p>
      <text:p text:style-name="Normal"><text:s text:c="4"/>public static void main(String[] args) {</text:p>
      <text:p text:style-name="Normal"><text:s text:c="8"/>//int [] a;</text:p>
      <text:p text:style-name="Normal"><text:s text:c="8"/>int [] [] a;</text:p>
      <text:p text:style-name="Normal"><text:s text:c="8"/>a = new int [10] [20];</text:p>
      <text:p text:style-name="Normal"><text:s text:c="8"/>// System.out.println(a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frene J. White</meta:initial-creator>
    <dc:creator>Anfrene J. White</dc:creator>
    <meta:creation-date>2022-09-07T21:25:00Z</meta:creation-date>
    <dc:date>2022-09-07T21:25:00Z</dc:date>
    <meta:template xlink:href="Normal.dotm" xlink:type="simple"/>
    <meta:editing-cycles>1</meta:editing-cycles>
    <meta:editing-duration>PT0S</meta:editing-duration>
    <meta:document-statistic meta:page-count="1" meta:paragraph-count="1" meta:word-count="25" meta:character-count="167" meta:row-count="1" meta:non-whitespace-character-count="143"/>
  </office:meta>
</office:document-meta>
</file>